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2E0000002985E1003C911AB9CB.png" manifest:media-type="image/png"/>
  <manifest:file-entry manifest:full-path="Pictures/10000000000003DF0000026F2DC35FB68B9231BB.png" manifest:media-type="image/png"/>
  <manifest:file-entry manifest:full-path="Pictures/100000000000012D00000027FAC075721D6425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424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43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svg:stroke-color="#000000" draw:fill="none" draw:fill-color="#ffffff" fo:min-height="0.361cm"/>
    </style:style>
    <style:style style:name="gr6" style:family="graphic" style:parent-style-name="standard">
      <style:graphic-properties draw:stroke="none" svg:stroke-color="#000000" draw:fill="none" draw:fill-color="#ffffff" fo:min-height="0.789cm"/>
    </style:style>
    <style:style style:name="gr7" style:family="graphic" style:parent-style-name="standard">
      <style:graphic-properties draw:stroke="none" svg:stroke-color="#000000" draw:fill="none" draw:fill-color="#ffffff" fo:min-height="0.352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18pt" style:font-size-complex="18pt"/>
    </style:style>
    <style:style style:name="P3" style:family="paragraph">
      <loext:graphic-properties draw:fill="none" draw:fill-color="#ffffff"/>
      <style:text-properties fo:font-size="9pt" style:font-size-asian="18pt" style:font-size-complex="18pt"/>
    </style:style>
    <style:style style:name="P4" style:family="paragraph"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399cm" svg:height="9.68cm" svg:x="0.019cm" svg:y="0cm">
          <draw:image xlink:href="Pictures/10000000000003DF0000026F2DC35FB68B9231BB.png" xlink:type="simple" xlink:show="embed" xlink:actuate="onLoad" loext:mime-type="image/png">
            <text:p/>
          </draw:image>
        </draw:frame>
        <draw:frame draw:style-name="gr2" draw:text-style-name="P1" draw:layer="layout" svg:width="7.162cm" svg:height="0.614cm" svg:x="0.252cm" svg:y="9.983cm">
          <draw:image xlink:href="Pictures/100000000000012D00000027FAC075721D6425FC.png" xlink:type="simple" xlink:show="embed" xlink:actuate="onLoad" loext:mime-type="image/png">
            <text:p/>
          </draw:image>
        </draw:frame>
        <draw:frame draw:style-name="gr3" draw:text-style-name="P1" draw:layer="layout" svg:width="7.217cm" svg:height="0.653cm" svg:x="7.695cm" svg:y="9.957cm">
          <draw:image xlink:href="Pictures/100000000000012E0000002985E1003C911AB9CB.png" xlink:type="simple" xlink:show="embed" xlink:actuate="onLoad" loext:mime-type="image/png">
            <text:p/>
          </draw:image>
        </draw:frame>
        <draw:frame draw:style-name="gr4" draw:text-style-name="P3" draw:layer="layout" svg:width="7.561cm" svg:height="0.963cm" svg:x="-0.068cm" svg:y="10.494cm">
          <draw:text-box>
            <text:p text:style-name="P2"><text:span text:style-name="T1">1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3</text:span><text:span text:style-name="T1">2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1</text:span><text:span text:style-name="T1">,</text:span><text:span text:style-name="T1">0</text:span><text:span text:style-name="T1">2</text:span><text:span text:style-name="T1">4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3</text:span><text:span text:style-name="T1">2</text:span><text:span text:style-name="T1">,</text:span><text:span text:style-name="T1">7</text:span><text:span text:style-name="T1">6</text:span><text:span text:style-name="T1">8</text:span><text:span text:style-name="T1"> </text:span></text:p>
          </draw:text-box>
        </draw:frame>
        <draw:frame draw:style-name="gr5" draw:text-style-name="P3" draw:layer="layout" svg:width="8.245cm" svg:height="0.611cm" svg:x="7.376cm" svg:y="10.504cm">
          <draw:text-box>
            <text:p text:style-name="P2"><text:span text:style-name="T1">1 <text:s text:c="15"/>32 <text:s text:c="13"/>1,024 <text:s text:c="5"/></text:span><text:span text:style-name="T1"><text:s text:c="4"/>32,768 <text:s text:c="3"/>1,048,576 <text:s/></text:span></text:p>
          </draw:text-box>
        </draw:frame>
        <draw:frame draw:style-name="gr6" draw:text-style-name="P5" draw:layer="layout" svg:width="5.321cm" svg:height="1.039cm" svg:x="1.143cm" svg:y="11.049cm">
          <draw:text-box>
            <text:p text:style-name="P4"><text:span text:style-name="T2">Call</text:span><text:span text:style-name="T2">s to </text:span><text:span text:style-name="T2">fun</text:span><text:span text:style-name="T2">ctio</text:span><text:span text:style-name="T2">ns </text:span><text:span text:style-name="T2">nev</text:span><text:span text:style-name="T2">er </text:span><text:span text:style-name="T2">test</text:span><text:span text:style-name="T2">ed</text:span></text:p>
          </draw:text-box>
        </draw:frame>
        <draw:frame draw:style-name="gr7" draw:text-style-name="P5" draw:layer="layout" svg:width="6.901cm" svg:height="0.645cm" svg:x="7.976cm" svg:y="11.049cm">
          <draw:text-box>
            <text:p text:style-name="P4"><text:span text:style-name="T2">Call</text:span><text:span text:style-name="T2">s to </text:span><text:span text:style-name="T2">fun</text:span><text:span text:style-name="T2">ctio</text:span><text:span text:style-name="T2">ns </text:span><text:span text:style-name="T2">test</text:span><text:span text:style-name="T2">ed </text:span><text:span text:style-name="T2">at </text:span><text:span text:style-name="T2">leas</text:span><text:span text:style-name="T2">t </text:span><text:span text:style-name="T2">one </text:span><text:span text:style-name="T2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367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14T11:28:48.977978004</dc:date>
    <meta:editing-duration>PT1M13S</meta:editing-duration>
    <meta:editing-cycles>1</meta:editing-cycles>
    <meta:document-statistic meta:object-count="7"/>
    <meta:generator>LibreOffice/6.2.5.2$Linux_X86_64 LibreOffice_project/20$Build-2</meta:generator>
  </office:meta>
</office:document-meta>
</file>